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556000003005C6770D0B2CD8AC7.png" manifest:media-type="image/png"/>
  <manifest:file-entry manifest:full-path="Pictures/100000000000055600000300EA3AA5718AADDE47.png" manifest:media-type="image/png"/>
  <manifest:file-entry manifest:full-path="Pictures/100000000000055600000300C32362E53F69C13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c__20_Content_20_over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1.245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729fcf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fo:color="#050505" style:text-line-through-style="none" style:text-line-through-type="none" style:text-position="0% 100%" style:font-name="Times New Roman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50505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50505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ff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9" style:family="text">
      <style:text-properties fo:font-variant="normal" fo:text-transform="none" fo:color="#ff00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0" style:family="text">
      <style:text-properties fo:font-variant="normal" fo:text-transform="none" fo:color="#00ff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050505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497cm" svg:height="3.197cm" svg:x="4.6cm" svg:y="12.8cm">
          <text:p text:style-name="P1"><text:span text:style-name="T1">Konrad Zierek</text:span></text:p>
          <text:p text:style-name="P1"><text:span text:style-name="T1">konzie@st.amu.edu.pl</text:span></text:p>
          <text:p text:style-name="P1"><text:span text:style-name="T1">github.com/Ironus/genetic_algorith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497cm" svg:height="7.197cm" svg:x="4.5cm" svg:y="5.6cm">
          <text:p text:style-name="P1"><text:span text:style-name="T2">Algorytmy genetyczne</text:span></text:p>
          <text:p text:style-name="P1"><text:span text:style-name="T2">jako</text:span></text:p>
          <text:p text:style-name="P1"><text:span text:style-name="T2">metoda dopasowywania do wzo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2.497cm" svg:height="3.464cm" svg:x="4.6cm" svg:y="6.333cm">
          <text:p text:style-name="P1"><text:span text:style-name="T2">Skrócona lekcja biolog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497cm" svg:height="3.672cm" svg:x="4.4cm" svg:y="8.325cm">
          <text:p text:style-name="P1"><text:span text:style-name="T3">czyli</text:span></text:p>
          <text:p text:style-name="P1"><text:span text:style-name="T3">słowniczek poję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Skrócona lekcja biolog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5cm" svg:y="3.666cm">
          <text:list text:style-name="L2">
            <text:list-item>
              <text:p text:style-name="P5"><text:span text:style-name="T4">Gen (ang. gen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2.406cm" svg:x="5.5cm" svg:y="5.456cm">
          <text:p text:style-name="P6"><text:span text:style-name="T5">reprezentuje pojedynczą cechę organizmu, np. kolor oczu, włosów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2.497cm" svg:height="1.531cm" svg:x="4.452cm" svg:y="9.266cm">
          <text:list text:style-name="L2">
            <text:list-item>
              <text:p text:style-name="P5"><text:span text:style-name="T4">Chromosom (ang. chromosom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8.897cm" svg:height="2.406cm" svg:x="5.4cm" svg:y="10.8cm">
          <text:p text:style-name="P6"><text:span text:style-name="T5">zbiór genów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2" draw:layer="layout" svg:width="22.497cm" svg:height="1.531cm" svg:x="4.5cm" svg:y="13.466cm">
          <text:list text:style-name="L2">
            <text:list-item>
              <text:p text:style-name="P5"><text:span text:style-name="T4">Genotyp (ang. genotyp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2" draw:layer="layout" svg:width="18.897cm" svg:height="2.406cm" svg:x="5.4cm" svg:y="15.2cm">
          <text:p text:style-name="P6"><text:span text:style-name="T5">zbiór chromosomów określających cechy dziedziczne organiz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Skrócona lekcja biolog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5cm" svg:y="6.066cm">
          <text:list text:style-name="L2">
            <text:list-item>
              <text:p text:style-name="P5"><text:span text:style-name="T4">Mutacja (ang. mu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2.406cm" svg:x="5.5cm" svg:y="7.791cm">
          <text:p text:style-name="P6"><text:span text:style-name="T5">samoczynna zmiana genu w chromosom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2.497cm" svg:height="1.531cm" svg:x="4.4cm" svg:y="11.066cm">
          <text:list text:style-name="L2">
            <text:list-item>
              <text:p text:style-name="P5"><text:span text:style-name="T4">Krzyżowanie (ang. crossover, mating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8.897cm" svg:height="3.606cm" svg:x="5.4cm" svg:y="12.991cm">
          <text:p text:style-name="P6"><text:span text:style-name="T5">Proces wymiany genów pomiędzy dwoma chromosomami prowadzący do powstania potomstwa – nowych genó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2.497cm" svg:height="3.464cm" svg:x="4.6cm" svg:y="6.333cm">
          <text:p text:style-name="P1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497cm" svg:height="3.672cm" svg:x="4.4cm" svg:y="8.325cm">
          <text:p text:style-name="P1"><text:span text:style-name="T3">czyli</text:span></text:p>
          <text:p text:style-name="P1"><text:span text:style-name="T3">jak to dział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Muta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2.406cm" svg:x="5.5cm" svg:y="7.792cm">
          <text:p text:style-name="P6"><text:span text:style-name="T5">1000100</text:span><text:span text:style-name="T6">0</text:span><text:span text:style-name="T5"> 1110</text:span><text:span text:style-name="T6">1</text:span><text:span text:style-name="T5">110 00110011 1001</text:span><text:span text:style-name="T6">1</text:span><text:span text:style-name="T5">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.332cm" svg:height="0.959cm" svg:x="6.543cm" svg:y="6.8cm">
          <text:p text:style-name="P4"><text:span text:style-name="T7">Prze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8.897cm" svg:height="2.406cm" svg:x="5.5cm" svg:y="9.8cm">
          <text:p text:style-name="P6"><text:span text:style-name="T5">1000100</text:span><text:span text:style-name="T8">1</text:span><text:span text:style-name="T5"> 1110</text:span><text:span text:style-name="T8">0</text:span><text:span text:style-name="T5">110 00110011 1001</text:span><text:span text:style-name="T8">0</text:span><text:span text:style-name="T5">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1.452cm" svg:height="0.959cm" svg:x="6.6cm" svg:y="8.838cm">
          <text:p text:style-name="P4"><text:span text:style-name="T7">P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2" draw:layer="layout" svg:width="2.332cm" svg:height="0.959cm" svg:x="6.541cm" svg:y="11.734cm">
          <text:p text:style-name="P4"><text:span text:style-name="T7">Prze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2" draw:layer="layout" svg:width="18.897cm" svg:height="2.406cm" svg:x="5.5cm" svg:y="12.479cm">
          <text:p text:style-name="P6"><text:span text:style-name="T5">Hell</text:span><text:span text:style-name="T6">ą</text:span><text:span text:style-name="T5">, Worl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2" draw:layer="layout" svg:width="1.452cm" svg:height="0.959cm" svg:x="6.5cm" svg:y="13.8cm">
          <text:p text:style-name="P4"><text:span text:style-name="T7">P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2" draw:layer="layout" svg:width="18.897cm" svg:height="2.406cm" svg:x="5.5cm" svg:y="14.6cm">
          <text:p text:style-name="P6"><text:span text:style-name="T5">Hell</text:span><text:span text:style-name="T8">o</text:span><text:span text:style-name="T5">, Worl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Krzyżowa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2.406cm" svg:x="5.5cm" svg:y="7.792cm">
          <text:p text:style-name="P6"><text:span text:style-name="T6">10001000 </text:span><text:span text:style-name="T8">11101110</text:span><text:span text:style-name="T5"> </text:span><text:span text:style-name="T9">00110011</text:span><text:span text:style-name="T5"> </text:span><text:span text:style-name="T10">10011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1.891cm" svg:height="0.959cm" svg:x="6.543cm" svg:y="6.8cm">
          <text:p text:style-name="P4"><text:span text:style-name="T7">Rodzic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odzic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8.897cm" svg:height="2.406cm" svg:x="5.5cm" svg:y="9.8cm">
          <text:p text:style-name="P6"><text:span text:style-name="T6">10001001</text:span><text:span text:style-name="T11"> </text:span><text:span text:style-name="T10">11100110</text:span><text:span text:style-name="T11"> </text:span><text:span text:style-name="T9">00110011</text:span><text:span text:style-name="T11"> </text:span><text:span text:style-name="T8">10010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12.208cm" svg:height="0.959cm" svg:x="6.5cm" svg:y="8.838cm">
          <text:p text:style-name="P4"><text:span text:style-name="T7">Dziecko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ziecko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2" draw:layer="layout" svg:width="18.897cm" svg:height="2.406cm" svg:x="5.5cm" svg:y="12.479cm">
          <text:p text:style-name="P6"><text:span text:style-name="T6">Hellą,</text:span><text:span text:style-name="T5"> </text:span><text:span text:style-name="T8">World!</text:span><text:span text:style-name="T8"><text:tab/></text:span><text:span text:style-name="T8"><text:tab/></text:span><text:span text:style-name="T8"><text:tab/></text:span><text:span text:style-name="T9">Hello,</text:span><text:span text:style-name="T8"> </text:span><text:span text:style-name="T10">Worl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2" draw:layer="layout" svg:width="18.897cm" svg:height="2.406cm" svg:x="5.5cm" svg:y="14.6cm">
          <text:p text:style-name="P6"><text:span text:style-name="T6">Hellą,</text:span><text:span text:style-name="T5"> </text:span><text:span text:style-name="T10">Worlt!</text:span><text:span text:style-name="T10"><text:tab/></text:span><text:span text:style-name="T10"><text:tab/></text:span><text:span text:style-name="T10"><text:tab/></text:span><text:span text:style-name="T10"><text:tab/></text:span><text:span text:style-name="T9">Hello,</text:span><text:span text:style-name="T10"> </text:span><text:span text:style-name="T8">Worl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7" draw:layer="layout" svg:width="0.597cm" svg:height="0.997cm" svg:x="10.6cm" svg:y="6.6cm">
          <text:p/>
          <draw:enhanced-geometry draw:mirror-horizontal="false" draw:mirror-vertical="false" svg:viewBox="0 0 0 0" drawooo:sub-view-size="602 1002" draw:text-areas="0 0 ?f0 ?f1" draw:type="ooxml-non-primitive" draw:enhanced-path="M 150 0 L 150 750 0 750 300 1001 601 750 450 750 450 0 15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5" draw:text-style-name="P7" draw:layer="layout" svg:width="0.597cm" svg:height="0.997cm" svg:x="19.301cm" svg:y="6.601cm">
          <text:p/>
          <draw:enhanced-geometry draw:mirror-horizontal="false" draw:mirror-vertical="false" svg:viewBox="0 0 0 0" drawooo:sub-view-size="602 1002" draw:text-areas="0 0 ?f0 ?f1" draw:type="ooxml-non-primitive" draw:enhanced-path="M 150 0 L 150 750 0 750 300 1001 601 750 450 750 450 0 15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2" draw:layer="layout" svg:width="1.909cm" svg:height="0.959cm" svg:x="10cm" svg:y="5.6cm">
          <text:p text:style-name="P4"><text:span text:style-name="T7">Piv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2" draw:layer="layout" svg:width="1.909cm" svg:height="0.959cm" svg:x="18.6cm" svg:y="5.6cm">
          <text:p text:style-name="P4"><text:span text:style-name="T7">Piv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2" draw:layer="layout" svg:width="11.891cm" svg:height="0.959cm" svg:x="6.543cm" svg:y="11.6cm">
          <text:p text:style-name="P4"><text:span text:style-name="T7">Rodzic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odzic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2" draw:layer="layout" svg:width="12.208cm" svg:height="0.959cm" svg:x="6.501cm" svg:y="13.738cm">
          <text:p text:style-name="P4"><text:span text:style-name="T7">Dziecko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ziecko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Dobór naturalny – funkcja zdrowia i kosz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10.097cm" svg:x="4.2cm" svg:y="5.7cm">
          <text:p text:style-name="P6"><text:span text:style-name="T11">Sposób na określnienie przydatności chromosomu przy przyszłych krzyżówkach.</text:span></text:p>
          <text:p text:style-name="P6"><text:span text:style-name="T12"/></text:p>
          <text:p text:style-name="P6"><text:span text:style-name="T12">Przykład funkcji zdrowia:</text:span></text:p>
          <text:p text:style-name="P5"><text:span text:style-name="T11"><text:s/></text:span></text:p>
          <text:p text:style-name="P5"><text:span text:style-name="T11"/></text:p>
          <text:p text:style-name="P5"><text:span text:style-name="T11"><text:s/></text:span></text:p>
          <text:p text:style-name="P6"><text:span text:style-name="T12">Przykład funkcji koszt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18.897cm" svg:height="2.406cm" svg:x="5.3cm" svg:y="1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7.466cm" svg:height="2.153cm" svg:x="15.4cm" svg:y="9.8cm">
          <text:p text:style-name="P4"><text:span text:style-name="T13">Wzór: </text:span><text:span text:style-name="T13"><text:tab/></text:span><text:span text:style-name="T13"><text:tab/></text:span><text:span text:style-name="T13">Hello, World!</text:span></text:p>
          <text:p text:style-name="P4"><text:span text:style-name="T13">Chromosom: </text:span><text:span text:style-name="T13"><text:tab/></text:span><text:span text:style-name="T13">Hdllo, Wrrld!</text:span></text:p>
          <text:p text:style-name="P4"><text:span text:style-name="T13">Zdrowie: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7.466cm" svg:height="2.153cm" svg:x="15.401cm" svg:y="13.7cm">
          <text:p text:style-name="P4"><text:span text:style-name="T13">Wzór: </text:span><text:span text:style-name="T13"><text:tab/></text:span><text:span text:style-name="T13"><text:tab/></text:span><text:span text:style-name="T13">Hello, World!</text:span></text:p>
          <text:p text:style-name="P4"><text:span text:style-name="T13">Chromosom: </text:span><text:span text:style-name="T13"><text:tab/></text:span><text:span text:style-name="T13">Hdllo, Wrrld!</text:span></text:p>
          <text:p text:style-name="P4"><text:span text:style-name="T13">Koszt: </text:span><text:span text:style-name="T13"><text:tab/></text:span><text:span text:style-name="T13"><text:tab/></text:span><text:span text:style-name="T1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999cm" svg:height="0.999cm" svg:x="13.047cm" svg:y="10.5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4.078cm" svg:height="0.866cm" svg:x="5.713cm" svg:y="9.9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9" draw:layer="layout" svg:width="6.546cm" svg:height="0.99cm" svg:x="5.6cm" svg:y="11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9" draw:layer="layout" svg:width="8.423cm" svg:height="0.866cm" svg:x="5.743cm" svg:y="14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Kiedy sobie odpuścić – warunek sto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10.097cm" svg:x="4.2cm" svg:y="6.8cm">
          <text:p text:style-name="P6"><text:span text:style-name="T11">Przy porównywaniu do wzorca:</text:span></text:p>
          <text:p text:style-name="P6"><text:span text:style-name="T11"><text:s/></text:span></text:p>
          <text:p text:style-name="P6"><text:span text:style-name="T11"><text:s/></text:span></text:p>
          <text:p text:style-name="P6"><text:span text:style-name="T11"><text:s/></text:span></text:p>
          <text:p text:style-name="P6"><text:span text:style-name="T11"/></text:p>
          <text:p text:style-name="P6"><text:span text:style-name="T11">W innych sytuacja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9.49cm" svg:height="1.116cm" svg:x="6.4cm" svg:y="7.8cm">
          <text:p text:style-name="P4"><text:span text:style-name="T12">gdy otrzymany chromosom jest identyczny ze wzorc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20.154cm" svg:height="2.539cm" svg:x="6.401cm" svg:y="14.001cm">
          <text:p text:style-name="P4"><text:span text:style-name="T12">- gdy stwierdzimy, że jest close enough</text:span></text:p>
          <text:p text:style-name="P4"><text:span text:style-name="T14"><text:s/></text:span></text:p>
          <text:p text:style-name="P4"><text:span text:style-name="T12">- gdy przez określoną ilość generacji wynik nie zmieni si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Co, gdzie, kied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Uproszczony algory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3.397cm" svg:height="3.097cm" svg:x="4.2cm" svg:y="4.5cm">
          <text:p text:style-name="P6"><text:span text:style-name="T11">Wejście: </text:span><text:span text:style-name="T15">model, wielkość populacji, kryterium stopu, szansa mutacji</text:span></text:p>
          <text:p text:style-name="P6"><text:span text:style-name="T11">Wyjście: </text:span><text:span text:style-name="T15">dopasowany chromos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0.597cm" svg:height="11.597cm" svg:x="5.6cm" svg:y="8.4cm">
          <text:p text:style-name="P4"><text:span text:style-name="T7">1. Dopóki ilość chromosomów &lt; wielkość populacji:</text:span></text:p>
          <text:p text:style-name="P4"><text:span text:style-name="T7"><text:tab/></text:span><text:span text:style-name="T7">1.1 stwórz chromosom z losowymi genami</text:span></text:p>
          <text:p text:style-name="P4"><text:span text:style-name="T7"/></text:p>
          <text:p text:style-name="P4"><text:span text:style-name="T7">2. Dopóki nie jest spełnione kryterium stopu:</text:span></text:p>
          <text:p text:style-name="P4"><text:span text:style-name="T7"><text:tab/></text:span><text:span text:style-name="T7">2.1 Dla każdego z chromosomów:</text:span></text:p>
          <text:p text:style-name="P4"><text:span text:style-name="T7"><text:tab/></text:span><text:span text:style-name="T7"><text:tab/></text:span><text:span text:style-name="T7">2.1.1 Jeśli szansa mutacji jest spełniona:</text:span></text:p>
          <text:p text:style-name="P4"><text:span text:style-name="T7"><text:tab/></text:span><text:span text:style-name="T7"><text:tab/></text:span><text:span text:style-name="T7"><text:tab/></text:span><text:span text:style-name="T7">2.1.1.a zmutuj chromosom</text:span></text:p>
          <text:p text:style-name="P4"><text:span text:style-name="T7"/></text:p>
          <text:p text:style-name="P4"><text:span text:style-name="T7"><text:tab/></text:span><text:span text:style-name="T7">2.2 posortuj chromosomy (funkcja zdrowia / kosztu)</text:span></text:p>
          <text:p text:style-name="P4"><text:span text:style-name="T7"><text:tab/></text:span><text:span text:style-name="T7">2.3 skrzyżuj chromosomy z najlepszym dopasowaniem</text:span></text:p>
          <text:p text:style-name="P4"><text:span text:style-name="T7"/></text:p>
          <text:p text:style-name="P4"><text:span text:style-name="T7">3. zwróć dopasowany chromos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497cm" svg:height="3.464cm" svg:x="4.6cm" svg:y="6.333cm">
          <text:p text:style-name="P1"><text:span text:style-name="T2">...ale to tylko te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497cm" svg:height="3.672cm" svg:x="4.4cm" svg:y="8.325cm">
          <text:p text:style-name="P1"><text:span text:style-name="T3">czyli</text:span></text:p>
          <text:p text:style-name="P1"><text:span text:style-name="T3">pokaż mi działający k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...ale to tylko te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497cm" svg:height="1.531cm" svg:x="4.2cm" svg:y="2.6cm">
          <text:p text:style-name="P6"><text:span text:style-name="T4">Inne przykł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897cm" svg:height="10.097cm" svg:x="4.2cm" svg:y="5.5cm">
          <text:p text:style-name="P6"><text:span text:style-name="T11">Bipedal Walking:</text:span></text:p>
          <text:p text:style-name="P5"><text:span text:style-name="T11"><text:s/></text:span></text:p>
          <text:p text:style-name="P6"><text:span text:style-name="T11">Problem komiwojażera:</text:span></text:p>
          <text:p text:style-name="P6"><text:span text:style-name="T11"><text:s/></text:span></text:p>
          <text:p text:style-name="P6"><text:span text:style-name="T11">Największe koło:</text:span></text:p>
          <text:p text:style-name="P6"><text:span text:style-name="T11"><text:s/></text:span></text:p>
          <text:p text:style-name="P6"><text:span text:style-name="T11">Optymalizacja parametrów funkcj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2.416cm" svg:height="1.116cm" svg:x="6.4cm" svg:y="6.4cm">
          <text:p text:style-name="P4"><text:a xlink:href="http://rednuht.org/genetic_walkers/" xlink:type="simple">http://rednuht.org/genetic_walkers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11.065cm" svg:height="1.116cm" svg:x="6.401cm" svg:y="8.701cm">
          <text:p text:style-name="P4"><text:a xlink:href="http://www.theprojectspot.com/tutorial-post/applying-a-genetic-algorithm-to-the-travelling-salesman-problem/5" xlink:type="simple">http://www.theprojectspot.com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15.079cm" svg:height="1.116cm" svg:x="6.401cm" svg:y="11.002cm">
          <text:p text:style-name="P4"><text:a xlink:href="http://www.ai-junkie.com/ga/intro/gat3.html" xlink:type="simple">http://www.ai-junkie.com/ga/intro/gat3.html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2" draw:layer="layout" svg:width="9.334cm" svg:height="1.116cm" svg:x="6.401cm" svg:y="13.203cm">
          <text:p text:style-name="P4"><text:a xlink:href="http://cse.unl.edu/~sscott/research/html/hga_conf/node3.shtml" xlink:type="simple">http://cse.unl.edu/~sscott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20_over_20_Content" presentation:presentation-page-layout-name="AL2T14">
        <draw:custom-shape draw:name="CustomShape 1" draw:style-name="gr1" draw:text-style-name="P2" draw:layer="layout" svg:width="22.497cm" svg:height="2.197cm" svg:x="4.5cm" svg:y="0.2cm">
          <text:p text:style-name="P4"><text:span text:style-name="T2">Źródł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2.416cm" svg:height="1.116cm" svg:x="6.4cm" svg:y="5.8cm">
          <text:p text:style-name="P4"><text:a xlink:href="http://rednuht.org/genetic_walkers/" xlink:type="simple">http://rednuht.org/genetic_walkers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1.065cm" svg:height="1.116cm" svg:x="6.401cm" svg:y="7.201cm">
          <text:p text:style-name="P4"><text:a xlink:href="http://www.theprojectspot.com/tutorial-post/applying-a-genetic-algorithm-to-the-travelling-salesman-problem/5" xlink:type="simple">http://www.theprojectspot.com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15.079cm" svg:height="1.116cm" svg:x="6.401cm" svg:y="8.502cm">
          <text:p text:style-name="P4"><text:a xlink:href="http://www.ai-junkie.com/ga/intro/gat3.html" xlink:type="simple">http://www.ai-junkie.com/ga/intro/gat3.html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9.334cm" svg:height="1.116cm" svg:x="6.401cm" svg:y="9.803cm">
          <text:p text:style-name="P4"><text:a xlink:href="http://cse.unl.edu/~sscott/research/html/hga_conf/node3.shtml" xlink:type="simple">http://cse.unl.edu/~sscott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8.61cm" svg:height="1.116cm" svg:x="6.402cm" svg:y="11.104cm">
          <text:p text:style-name="P4"><text:a xlink:href="http://burakkanber.com/" xlink:type="simple">http://burakkanber.com/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none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_20_over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8.013cm" svg:height="20.997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8.013cm" svg:height="20.997cm" svg:x="0cm" svg:y="0cm">
        <draw:image xlink:href="Pictures/100000000000055600000300EA3AA5718AADDE47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style-name="Mgr3" draw:text-style-name="MP5" draw:layer="backgroundobjects" svg:width="28.013cm" svg:height="20.997cm" svg:x="0cm" svg:y="0cm">
        <draw:image xlink:href="Pictures/1000000000000556000003005C6770D0B2CD8AC7.png" xlink:type="simple" xlink:show="embed" xlink:actuate="onLoad">
          <text:p/>
        </draw:image>
      </draw:frame>
      <draw:frame draw:name="PlaceHolder 1" presentation:style-name="Mpr5" draw:text-style-name="MP6" draw:layer="backgroundobjects" svg:width="22.497cm" svg:height="3.464cm" svg:x="4.5cm" svg:y="0.8cm" presentation:class="title" presentation:user-transformed="true">
        <draw:text-box>
          <text:p/>
        </draw:text-box>
      </draw:frame>
      <draw:frame draw:name="PlaceHolder 2" presentation:style-name="Title_2c__20_Content_20_over_20_Content-outline1" draw:layer="backgroundobjects" svg:width="22.497cm" svg:height="1.319cm" svg:x="4.5cm" svg:y="5.066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2.497cm" svg:height="1.319cm" svg:x="4.5cm" svg:y="6.512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4.85cm" svg:height="11.136cm" svg:x="3.074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0:13:16</meta:creation-date>
    <dc:language>pl-PL</dc:language>
    <dc:date>2016-05-22T14:35:19.119936499</dc:date>
    <meta:editing-cycles>53</meta:editing-cycles>
    <meta:editing-duration>PT3H24M7S</meta:editing-duration>
    <meta:generator>LibreOffice/5.0.5.2$Linux_X86_64 LibreOffice_project/00m0$Build-2</meta:generator>
    <meta:document-statistic meta:object-count="14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zdrowie</mi>
        <mo stretchy="false">=</mo>
        <mrow>
          <munder>
            <mo stretchy="false">∑</mo>
            <mi mathvariant="italic">index</mi>
          </munder>
          <mi>f</mi>
        </mrow>
      </mrow>
      <mrow>
        <mo fence="true" stretchy="false">(</mo>
        <mrow>
          <mi mathvariant="italic">index</mi>
        </mrow>
        <mo fence="true" stretchy="false">)</mo>
      </mrow>
    </mrow>
    <annotation encoding="StarMath 5.0">zdrowie = sum from { index } f( inde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{</mo>
          <mrow>
            <mtable>
              <mtr>
                <mtd>
                  <mrow>
                    <mn>1,</mn>
                    <mi mathvariant="italic">model</mi>
                    <mrow>
                      <mrow>
                        <mo fence="true" stretchy="false">[</mo>
                        <mrow>
                          <mi>x</mi>
                        </mrow>
                        <mo fence="true" stretchy="false">]</mo>
                      </mrow>
                      <mo stretchy="false">=</mo>
                      <mi mathvariant="italic">chromosom</mi>
                    </mrow>
                    <mrow>
                      <mo fence="true" stretchy="false">[</mo>
                      <mrow>
                        <mi>x</mi>
                      </mrow>
                      <mo fence="true" stretchy="false">]</mo>
                    </mrow>
                  </mrow>
                </mtd>
              </mtr>
              <mtr>
                <mtd>
                  <mrow>
                    <mn>0</mn>
                    <mi mathvariant="italic">model</mi>
                    <mrow>
                      <mrow>
                        <mo fence="true" stretchy="false">[</mo>
                        <mrow>
                          <mi>x</mi>
                        </mrow>
                        <mo fence="true" stretchy="false">]</mo>
                      </mrow>
                      <mo stretchy="false">≠</mo>
                      <mi mathvariant="italic">chromosom</mi>
                    </mrow>
                    <mrow>
                      <mo fence="true" stretchy="false">[</mo>
                      <mrow>
                        <mi>x</mi>
                      </mrow>
                      <mo fence="true" stretchy="false">]</mo>
                    </mrow>
                  </mrow>
                </mtd>
              </mtr>
            </mtable>
          </mrow>
          <mo fence="true" stretchy="false">}</mo>
        </mrow>
      </mrow>
    </mrow>
    <annotation encoding="StarMath 5.0">f( x ) = lbrace binom{1, model[x] = chromosom[x]}{0 model[x] &lt;&gt; chromosom[x] }  rbrace</annotation>
  </semantics>
</math>
</file>

<file path=Object 4/content.xml><?xml version="1.0" encoding="utf-8"?>
<math xmlns="http://www.w3.org/1998/Math/MathML" display="block">
  <semantics>
    <mrow>
      <mi mathvariant="italic">koszt</mi>
      <mo stretchy="false">=</mo>
      <mrow>
        <munder>
          <mo stretchy="false">∑</mo>
          <mi mathvariant="italic">index</mi>
        </munder>
        <msup>
          <mrow>
            <mo fence="true" stretchy="false">(</mo>
            <mrow>
              <mrow>
                <mi mathvariant="italic">model</mi>
                <mrow>
                  <mrow>
                    <mo fence="true" stretchy="false">[</mo>
                    <mrow>
                      <mi mathvariant="italic">index</mi>
                    </mrow>
                    <mo fence="true" stretchy="false">]</mo>
                  </mrow>
                  <mo stretchy="false">−</mo>
                  <mi mathvariant="italic">chromosom</mi>
                </mrow>
                <mrow>
                  <mo fence="true" stretchy="false">[</mo>
                  <mrow>
                    <mi mathvariant="italic">index</mi>
                  </mrow>
                  <mo fence="true" stretchy="false">]</mo>
                </mrow>
              </mrow>
            </mrow>
            <mo fence="true" stretchy="false">)</mo>
          </mrow>
          <mn>2</mn>
        </msup>
      </mrow>
    </mrow>
    <annotation encoding="StarMath 5.0">koszt = sum from { index } ( model[index] - chromosom[index] ) ^ 2</annotation>
  </semantics>
</math>
</file>